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5"/>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6"/>
    <style:style style:name="P32" style:family="paragraph" style:parent-style-name="Text_20_body" style:list-style-name="L16">
      <style:paragraph-properties fo:margin-top="0cm" fo:margin-bottom="0cm" style:contextual-spacing="false"/>
    </style:style>
    <style:style style:name="P33" style:family="paragraph" style:parent-style-name="Text_20_body" style:list-style-name="L17"/>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8"/>
    <style:style style:name="P36" style:family="paragraph" style:parent-style-name="Text_20_body" style:list-style-name="L18">
      <style:paragraph-properties fo:margin-top="0cm" fo:margin-bottom="0cm" style:contextual-spacing="false"/>
    </style:style>
    <style:style style:name="P37" style:family="paragraph" style:parent-style-name="Text_20_body" style:list-style-name="L19"/>
    <style:style style:name="P38" style:family="paragraph" style:parent-style-name="Text_20_body" style:list-style-name="L19">
      <style:paragraph-properties fo:margin-top="0cm" fo:margin-bottom="0cm" style:contextual-spacing="false"/>
    </style:style>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1">
      <style:paragraph-properties fo:margin-top="0cm" fo:margin-bottom="0cm" style:contextual-spacing="false"/>
    </style:style>
    <style:style style:name="P42" style:family="paragraph" style:parent-style-name="Text_20_body" style:list-style-name="L22"/>
    <style:style style:name="P43" style:family="paragraph" style:parent-style-name="Text_20_body" style:list-style-name="L22">
      <style:paragraph-properties fo:margin-top="0cm" fo:margin-bottom="0cm" style:contextual-spacing="false"/>
    </style:style>
    <style:style style:name="P44" style:family="paragraph" style:parent-style-name="Text_20_body" style:list-style-name="L23"/>
    <style:style style:name="P45" style:family="paragraph" style:parent-style-name="Text_20_body" style:list-style-name="L23">
      <style:paragraph-properties fo:margin-top="0cm" fo:margin-bottom="0cm" style:contextual-spacing="false"/>
    </style:style>
    <style:style style:name="P46" style:family="paragraph" style:parent-style-name="Text_20_body" style:list-style-name="L24"/>
    <style:style style:name="P47" style:family="paragraph" style:parent-style-name="Text_20_body" style:list-style-name="L24">
      <style:paragraph-properties fo:margin-top="0cm" fo:margin-bottom="0cm" style:contextual-spacing="false"/>
    </style:style>
    <style:style style:name="P48" style:family="paragraph" style:parent-style-name="Text_20_body" style:list-style-name="L25"/>
    <style:style style:name="P49" style:family="paragraph" style:parent-style-name="Text_20_body" style:list-style-name="L25">
      <style:paragraph-properties fo:margin-top="0cm" fo:margin-bottom="0cm" style:contextual-spacing="false"/>
    </style:style>
    <style:style style:name="P50" style:family="paragraph" style:parent-style-name="Text_20_body" style:list-style-name="L26"/>
    <style:style style:name="P51" style:family="paragraph" style:parent-style-name="Text_20_body" style:list-style-name="L26">
      <style:paragraph-properties fo:margin-top="0cm" fo:margin-bottom="0cm" style:contextual-spacing="false"/>
    </style:style>
    <style:style style:name="P52" style:family="paragraph" style:parent-style-name="Text_20_body" style:list-style-name="L27"/>
    <style:style style:name="P53" style:family="paragraph" style:parent-style-name="Text_20_body" style:list-style-name="L27">
      <style:paragraph-properties fo:margin-top="0cm" fo:margin-bottom="0cm" style:contextual-spacing="false"/>
    </style:style>
    <style:style style:name="P54" style:family="paragraph" style:parent-style-name="Text_20_body" style:list-style-name="L28"/>
    <style:style style:name="P55" style:family="paragraph" style:parent-style-name="Text_20_body" style:list-style-name="L28">
      <style:paragraph-properties fo:margin-top="0cm" fo:margin-bottom="0cm" style:contextual-spacing="false"/>
    </style:style>
    <style:style style:name="P56" style:family="paragraph" style:parent-style-name="Text_20_body" style:list-style-name="L29"/>
    <style:style style:name="P57" style:family="paragraph" style:parent-style-name="Text_20_body" style:list-style-name="L29">
      <style:paragraph-properties fo:margin-top="0cm" fo:margin-bottom="0cm" style:contextual-spacing="false"/>
    </style:style>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1">
      <style:paragraph-properties fo:margin-top="0cm" fo:margin-bottom="0cm" style:contextual-spacing="false"/>
    </style:style>
    <style:style style:name="P61" style:family="paragraph" style:parent-style-name="Text_20_body" style:list-style-name="L32"/>
    <style:style style:name="P62" style:family="paragraph" style:parent-style-name="Text_20_body" style:list-style-name="L32">
      <style:paragraph-properties fo:margin-top="0cm" fo:margin-bottom="0cm" style:contextual-spacing="false"/>
    </style:style>
    <style:style style:name="P63" style:family="paragraph" style:parent-style-name="Text_20_body" style:list-style-name="L33"/>
    <style:style style:name="P64" style:family="paragraph" style:parent-style-name="Text_20_body" style:list-style-name="L33">
      <style:paragraph-properties fo:margin-top="0cm" fo:margin-bottom="0cm" style:contextual-spacing="false"/>
    </style:style>
    <style:style style:name="P65" style:family="paragraph" style:parent-style-name="Text_20_body" style:list-style-name="L34"/>
    <style:style style:name="P66" style:family="paragraph" style:parent-style-name="Text_20_body" style:list-style-name="L34">
      <style:paragraph-properties fo:margin-top="0cm" fo:margin-bottom="0cm" style:contextual-spacing="false"/>
    </style:style>
    <style:style style:name="P67" style:family="paragraph" style:parent-style-name="Text_20_body" style:list-style-name="L35"/>
    <style:style style:name="P68" style:family="paragraph" style:parent-style-name="Text_20_body" style:list-style-name="L35">
      <style:paragraph-properties fo:margin-top="0cm" fo:margin-bottom="0cm" style:contextual-spacing="false"/>
    </style:style>
    <style:style style:name="P69" style:family="paragraph" style:parent-style-name="Text_20_body" style:list-style-name="L36"/>
    <style:style style:name="P70" style:family="paragraph" style:parent-style-name="Text_20_body" style:list-style-name="L36">
      <style:paragraph-properties fo:margin-top="0cm" fo:margin-bottom="0cm" style:contextual-spacing="false"/>
    </style:style>
    <style:style style:name="P71" style:family="paragraph" style:parent-style-name="Text_20_body" style:list-style-name="L37"/>
    <style:style style:name="P72" style:family="paragraph" style:parent-style-name="Text_20_body" style:list-style-name="L37">
      <style:paragraph-properties fo:margin-top="0cm" fo:margin-bottom="0cm" style:contextual-spacing="false"/>
    </style:style>
    <style:style style:name="P73" style:family="paragraph" style:parent-style-name="Text_20_body" style:list-style-name="L38"/>
    <style:style style:name="P74" style:family="paragraph" style:parent-style-name="Text_20_body" style:list-style-name="L38">
      <style:paragraph-properties fo:margin-top="0cm" fo:margin-bottom="0cm" style:contextual-spacing="false"/>
    </style:style>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0">
      <style:paragraph-properties fo:margin-top="0cm" fo:margin-bottom="0cm" style:contextual-spacing="false"/>
    </style:style>
    <style:style style:name="P78" style:family="paragraph" style:parent-style-name="Text_20_body" style:list-style-name="L41"/>
    <style:style style:name="P79" style:family="paragraph" style:parent-style-name="Text_20_body" style:list-style-name="L42"/>
    <style:style style:name="P80" style:family="paragraph" style:parent-style-name="Text_20_body" style:list-style-name="L42">
      <style:paragraph-properties fo:margin-top="0cm" fo:margin-bottom="0cm" style:contextual-spacing="false"/>
    </style:style>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4">
      <style:paragraph-properties fo:margin-top="0cm" fo:margin-bottom="0cm" style:contextual-spacing="false"/>
    </style:style>
    <style:style style:name="P84" style:family="paragraph" style:parent-style-name="Text_20_body" style:list-style-name="L45"/>
    <style:style style:name="P85" style:family="paragraph" style:parent-style-name="Text_20_body" style:list-style-name="L46"/>
    <style:style style:name="P86" style:family="paragraph" style:parent-style-name="Text_20_body" style:list-style-name="L46">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à Linux et Unix</text:h>
      <text:h text:style-name="Heading_20_2" text:outline-level="2">Objectifs du cours</text:h>
      <text:p text:style-name="Text_20_body">Après avoir suivi ce cours, vous serez capable de :</text:p>
      <text:list xml:id="list3985980297" text:style-name="L1">
        <text:list-item>
          <text:p text:style-name="P2">Expliquer ce qu'est un système d'exploitation (OS).</text:p>
        </text:list-item>
        <text:list-item>
          <text:p text:style-name="P2">Décrire les origines de Linux et Unix.</text:p>
        </text:list-item>
        <text:list-item>
          <text:p text:style-name="P1">Lister certaines fonctionnalités de Linux et Unix.</text:p>
        </text:list-item>
      </text:list>
      <text:h text:style-name="Heading_20_2" text:outline-level="2">Qu'est-ce qu'un système d'exploitation ?</text:h>
      <text:list xml:id="list3546617771" text:style-name="L2">
        <text:list-item>
          <text:p text:style-name="P4">Un système d'exploitation (OS) est un logiciel qui :</text:p>
          <text:list>
            <text:list-item>
              <text:p text:style-name="P4">Gère le matériel et les ressources informatiques.</text:p>
            </text:list-item>
            <text:list-item>
              <text:p text:style-name="P3">Permet d'interagir avec le matériel pour effectuer des tâches utiles.</text:p>
            </text:list-item>
          </text:list>
        </text:list-item>
      </text:list>
      <text:h text:style-name="Heading_20_2" text:outline-level="2">Qu'est-ce qu'Unix ?</text:h>
      <text:list xml:id="list3490193793" text:style-name="L3">
        <text:list-item>
          <text:p text:style-name="P6">Unix est une famille de systèmes d'exploitation.</text:p>
        </text:list-item>
        <text:list-item>
          <text:p text:style-name="P6">Systèmes populaires basés sur Unix :</text:p>
          <text:list>
            <text:list-item>
              <text:p text:style-name="P6">Oracle Solaris</text:p>
            </text:list-item>
            <text:list-item>
              <text:p text:style-name="P6">FreeBSD</text:p>
            </text:list-item>
            <text:list-item>
              <text:p text:style-name="P6">HP-UX</text:p>
            </text:list-item>
            <text:list-item>
              <text:p text:style-name="P6">IBM AIX</text:p>
            </text:list-item>
            <text:list-item>
              <text:p text:style-name="P5">Apple macOS (un des systèmes de bureau les plus utilisés).</text:p>
            </text:list-item>
          </text:list>
        </text:list-item>
      </text:list>
      <text:h text:style-name="Heading_20_3" text:outline-level="3">Historique d'Unix</text:h>
      <text:list xml:id="list1714871913" text:style-name="L4">
        <text:list-item>
          <text:p text:style-name="P8">Créé dans les années 1960 par AT&amp;T Bell Labs.</text:p>
        </text:list-item>
        <text:list-item>
          <text:p text:style-name="P8">À l'origine conçu pour le matériel PDP-7.</text:p>
        </text:list-item>
        <text:list-item>
          <text:p text:style-name="P8">Réécrit en C dans les années 1970, ce qui a permis sa portabilité.</text:p>
        </text:list-item>
        <text:list-item>
          <text:p text:style-name="P8">Berkley Software Distribution (BSD) développé par UC Berkeley à la fin des années 1970, ajoutant des logiciels et fonctionnalités.</text:p>
        </text:list-item>
        <text:list-item>
          <text:p text:style-name="P7">macOS dérivé de BSD.</text:p>
        </text:list-item>
      </text:list>
      <text:h text:style-name="Heading_20_2" text:outline-level="2">Qu'est-ce que Linux ?</text:h>
      <text:list xml:id="list1051320312" text:style-name="L5">
        <text:list-item>
          <text:p text:style-name="P10">Linux est une famille de systèmes d'exploitation de type Unix, souvent désignée par des distributions spécifiques.</text:p>
        </text:list-item>
        <text:list-item>
          <text:p text:style-name="P9">Développé pour créer une version open source gratuite d'Unix.</text:p>
        </text:list-item>
      </text:list>
      <text:h text:style-name="Heading_20_3" text:outline-level="3">Fonctionnalités de Linux</text:h>
      <text:list xml:id="list28872639" text:style-name="L6">
        <text:list-item>
          <text:p text:style-name="P12"><text:span text:style-name="Strong_20_Emphasis">Gratuit et open source</text:span> : Accessible à tous pour consultation et modification du code source.</text:p>
        </text:list-item>
        <text:list-item>
          <text:p text:style-name="P12"><text:span text:style-name="Strong_20_Emphasis">Sécurisé</text:span> : Grâce à la surveillance du code source.</text:p>
        </text:list-item>
        <text:list-item>
          <text:p text:style-name="P12"><text:span text:style-name="Strong_20_Emphasis">Multi-utilisateurs</text:span> : Permet l'accès simultané à plusieurs utilisateurs.</text:p>
        </text:list-item>
        <text:list-item>
          <text:p text:style-name="P12"><text:soft-page-break/><text:span text:style-name="Strong_20_Emphasis">Multitâche</text:span> : Exécution de plusieurs tâches et applications en même temps.</text:p>
        </text:list-item>
        <text:list-item>
          <text:p text:style-name="P11"><text:span text:style-name="Strong_20_Emphasis">Portable</text:span> : Compatible avec divers appareils et plateformes matérielles.</text:p>
        </text:list-item>
      </text:list>
      <text:h text:style-name="Heading_20_3" text:outline-level="3">Origines de Linux</text:h>
      <text:list xml:id="list398099361" text:style-name="L7">
        <text:list-item>
          <text:p text:style-name="P14">Développé dans les années 1980 par le projet GNU au MIT, signifiant "GNU's Not Unix".</text:p>
        </text:list-item>
        <text:list-item>
          <text:p text:style-name="P14">En 1991, Linus Torvalds a créé un noyau open source appelé Linux.</text:p>
        </text:list-item>
        <text:list-item>
          <text:p text:style-name="P14">Annonce célèbre de Linus Torvalds sur le développement de Linux, inspiré par minix (un noyau semblable).</text:p>
        </text:list-item>
        <text:list-item>
          <text:p text:style-name="P14">Unification de GNU et du noyau Linux en 1992, donnant naissance à des systèmes Linux populaires.</text:p>
        </text:list-item>
        <text:list-item>
          <text:p text:style-name="P13">Mascotte "Tux", le pingouin, créée en 1996 par Larry Ewing.</text:p>
        </text:list-item>
      </text:list>
      <text:h text:style-name="Heading_20_2" text:outline-level="2">Utilisation moderne de Linux</text:h>
      <text:list xml:id="list2009843774" text:style-name="L8">
        <text:list-item>
          <text:p text:style-name="P16">Linux est largement utilisé aujourd'hui dans :</text:p>
          <text:list>
            <text:list-item>
              <text:p text:style-name="P16"><text:span text:style-name="Strong_20_Emphasis">Smartphones</text:span> : Via le système d'exploitation Android.</text:p>
            </text:list-item>
            <text:list-item>
              <text:p text:style-name="P16"><text:span text:style-name="Strong_20_Emphasis">Superordinateurs</text:span> : Pour des applications informatiques haute performance.</text:p>
            </text:list-item>
            <text:list-item>
              <text:p text:style-name="P16"><text:span text:style-name="Strong_20_Emphasis">Centres de données et cloud</text:span> : Utilisé sur des millions de serveurs pour diverses applications.</text:p>
            </text:list-item>
            <text:list-item>
              <text:p text:style-name="P15"><text:span text:style-name="Strong_20_Emphasis">PC personnels</text:span> : De plus en plus de personnes installent Linux pour l'apprentissage ou comme système principal.</text:p>
            </text:list-item>
          </text:list>
        </text:list-item>
      </text:list>
      <text:p text:style-name="Standard"/>
      <text:p text:style-name="Standard"/>
      <text:h text:style-name="Heading_20_2" text:outline-level="2">Introduction à Linux et Unix</text:h>
      <text:h text:style-name="Heading_20_3" text:outline-level="3">Objectifs</text:h>
      <text:list xml:id="list3975570584" text:style-name="L9">
        <text:list-item>
          <text:p text:style-name="P18">Expliquer ce qu'est un système d'exploitation (OS).</text:p>
        </text:list-item>
        <text:list-item>
          <text:p text:style-name="P18">Décrire les origines de Linux et Unix.</text:p>
        </text:list-item>
        <text:list-item>
          <text:p text:style-name="P17">Lister certaines des fonctionnalités de Linux et d'Unix.</text:p>
        </text:list-item>
      </text:list>
      <text:h text:style-name="Heading_20_3" text:outline-level="3">Qu'est-ce qu'un système d'exploitation ?</text:h>
      <text:p text:style-name="Text_20_body">Un système d'exploitation est un logiciel qui :</text:p>
      <text:list xml:id="list1315723567" text:style-name="L10">
        <text:list-item>
          <text:p text:style-name="P20">Gère le matériel et les ressources informatiques.</text:p>
        </text:list-item>
        <text:list-item>
          <text:p text:style-name="P19">Permet d'interagir avec le matériel pour effectuer des tâches utiles.</text:p>
        </text:list-item>
      </text:list>
      <text:h text:style-name="Heading_20_3" text:outline-level="3">Qu'est-ce qu'Unix ?</text:h>
      <text:list xml:id="list3401207915" text:style-name="L11">
        <text:list-item>
          <text:p text:style-name="P22"><text:span text:style-name="Strong_20_Emphasis">Définition</text:span> : Unix est une famille de systèmes d'exploitation.</text:p>
        </text:list-item>
        <text:list-item>
          <text:p text:style-name="P22"><text:span text:style-name="Strong_20_Emphasis">Exemples populaires</text:span> :</text:p>
          <text:list>
            <text:list-item>
              <text:p text:style-name="P22">Oracle Solaris</text:p>
            </text:list-item>
            <text:list-item>
              <text:p text:style-name="P22">FreeBSD</text:p>
            </text:list-item>
            <text:list-item>
              <text:p text:style-name="P22">HP-UX</text:p>
            </text:list-item>
            <text:list-item>
              <text:p text:style-name="P22">IBM AIX</text:p>
            </text:list-item>
            <text:list-item>
              <text:p text:style-name="P21">macOS</text:p>
            </text:list-item>
          </text:list>
        </text:list-item>
      </text:list>
      <text:h text:style-name="Heading_20_3" text:outline-level="3"><text:soft-page-break/>Origines d'Unix</text:h>
      <text:list xml:id="list3873073622" text:style-name="L12">
        <text:list-item>
          <text:p text:style-name="P24"><text:span text:style-name="Strong_20_Emphasis">Création</text:span> : Développé par AT&amp;T Bell Labs dans les années 1960.</text:p>
        </text:list-item>
        <text:list-item>
          <text:p text:style-name="P24"><text:span text:style-name="Strong_20_Emphasis">Caractéristiques</text:span> : À l'origine conçu pour le PDP-7, réécrit en C dans les années 1970 pour être portable.</text:p>
        </text:list-item>
        <text:list-item>
          <text:p text:style-name="P23"><text:span text:style-name="Strong_20_Emphasis">Berkley Software Distribution (BSD)</text:span> : Développé à UC Berkeley, fournissant des logiciels et des fonctionnalités supplémentaires, notamment pour macOS.</text:p>
        </text:list-item>
      </text:list>
      <text:h text:style-name="Heading_20_3" text:outline-level="3">Qu'est-ce que Linux ?</text:h>
      <text:list xml:id="list2650442793" text:style-name="L13">
        <text:list-item>
          <text:p text:style-name="P26"><text:span text:style-name="Strong_20_Emphasis">Définition</text:span> : Famille de systèmes d'exploitation de type Unix.</text:p>
        </text:list-item>
        <text:list-item>
          <text:p text:style-name="P25"><text:span text:style-name="Strong_20_Emphasis">Origine</text:span> : Développé dans les années 1980 pour créer une version open source gratuite de Unix.</text:p>
        </text:list-item>
      </text:list>
      <text:h text:style-name="Heading_20_3" text:outline-level="3">Fonctionnalités de Linux</text:h>
      <text:list xml:id="list3812463350" text:style-name="L14">
        <text:list-item>
          <text:p text:style-name="P28"><text:span text:style-name="Strong_20_Emphasis">Gratuit et open source</text:span> : Accessible à tous pour consultation du code source.</text:p>
        </text:list-item>
        <text:list-item>
          <text:p text:style-name="P28"><text:span text:style-name="Strong_20_Emphasis">Multi-utilisateurs</text:span> : Permet à plusieurs utilisateurs d'accéder simultanément.</text:p>
        </text:list-item>
        <text:list-item>
          <text:p text:style-name="P28"><text:span text:style-name="Strong_20_Emphasis">Multitâche</text:span> : Exécution simultanée de plusieurs tâches et applications.</text:p>
        </text:list-item>
        <text:list-item>
          <text:p text:style-name="P27"><text:span text:style-name="Strong_20_Emphasis">Portable</text:span> : Fonctionne sur de nombreux types d'appareils.</text:p>
        </text:list-item>
      </text:list>
      <text:h text:style-name="Heading_20_3" text:outline-level="3">Développement de Linux</text:h>
      <text:list xml:id="list1741258343" text:style-name="L15">
        <text:list-item>
          <text:p text:style-name="P30"><text:span text:style-name="Strong_20_Emphasis">GNU</text:span> : Développé au MIT dans les années 1980, signifie "GNU's Not Unix".</text:p>
        </text:list-item>
        <text:list-item>
          <text:p text:style-name="P30"><text:span text:style-name="Strong_20_Emphasis">Noyau Linux</text:span> : Développé par Linus Torvalds en 1991 comme noyau open source de type Unix.</text:p>
        </text:list-item>
        <text:list-item>
          <text:p text:style-name="P30"><text:span text:style-name="Strong_20_Emphasis">Unification</text:span> : En 1992, GNU et le noyau Linux commencent à être combinés pour former des distributions Linux.</text:p>
        </text:list-item>
        <text:list-item>
          <text:p text:style-name="P29"><text:span text:style-name="Strong_20_Emphasis">Mascotte</text:span> : Tux, le pingouin, créé en 1996 par Larry Ewing.</text:p>
        </text:list-item>
      </text:list>
      <text:h text:style-name="Heading_20_3" text:outline-level="3">Utilisation actuelle de Linux</text:h>
      <text:list xml:id="list985189355" text:style-name="L16">
        <text:list-item>
          <text:p text:style-name="P32"><text:span text:style-name="Strong_20_Emphasis">Appareils mobiles</text:span> : Utilisé dans les milliards de smartphones via Android.</text:p>
        </text:list-item>
        <text:list-item>
          <text:p text:style-name="P32"><text:span text:style-name="Strong_20_Emphasis">Superordinateurs</text:span> : Utilisé dans des clusters de serveurs pour des applications informatiques haute performance.</text:p>
        </text:list-item>
        <text:list-item>
          <text:p text:style-name="P32"><text:span text:style-name="Strong_20_Emphasis">Centres de données</text:span> : Exécution de millions de serveurs sous Linux pour diverses applications.</text:p>
        </text:list-item>
        <text:list-item>
          <text:p text:style-name="P31"><text:span text:style-name="Strong_20_Emphasis">PC</text:span> : Installé par de nombreux utilisateurs pour l'apprentissage et comme système d'exploitation quotidien.</text:p>
        </text:list-item>
      </text:list>
      <text:p text:style-name="Horizontal_20_Line"/>
      <text:h text:style-name="Heading_20_2" text:outline-level="2">Architecture Linux</text:h>
      <text:h text:style-name="Heading_20_3" text:outline-level="3">Objectifs</text:h>
      <text:list xml:id="list3868485356" text:style-name="L17">
        <text:list-item>
          <text:p text:style-name="P34">Répertorier les couches d'un système Linux.</text:p>
        </text:list-item>
        <text:list-item>
          <text:p text:style-name="P34">Expliquer le rôle de chaque couche.</text:p>
        </text:list-item>
        <text:list-item>
          <text:p text:style-name="P33">Décrire le système de fichiers Linux.</text:p>
        </text:list-item>
      </text:list>
      <text:h text:style-name="Heading_20_3" text:outline-level="3"><text:soft-page-break/>Couches d'un système Linux</text:h>
      <text:list xml:id="list1089241881" text:style-name="L18">
        <text:list-item>
          <text:p text:style-name="P35"><text:span text:style-name="Strong_20_Emphasis">Interface utilisateur</text:span></text:p>
          <text:list>
            <text:list-item>
              <text:p text:style-name="P36">Permet l'interaction avec le système via clavier et souris.</text:p>
            </text:list-item>
            <text:list-item>
              <text:p text:style-name="P36">Inclut des interfaces graphiques similaires à Windows.</text:p>
            </text:list-item>
          </text:list>
        </text:list-item>
        <text:list-item>
          <text:p text:style-name="P35"><text:span text:style-name="Strong_20_Emphasis">Applications</text:span></text:p>
          <text:list>
            <text:list-item>
              <text:p text:style-name="P36">Logiciels permettant aux utilisateurs d'effectuer des tâches (navigateurs, lecteurs de musique, outils système).</text:p>
            </text:list-item>
            <text:list-item>
              <text:p text:style-name="P36">Les shells, qui sont des applications intégrées au système d'exploitation.</text:p>
            </text:list-item>
          </text:list>
        </text:list-item>
        <text:list-item>
          <text:p text:style-name="P35"><text:span text:style-name="Strong_20_Emphasis">Système d'exploitation</text:span></text:p>
          <text:list>
            <text:list-item>
              <text:p text:style-name="P36">Gère la stabilité du système, la planification des tâches, la gestion des erreurs et des fichiers.</text:p>
            </text:list-item>
          </text:list>
        </text:list-item>
        <text:list-item>
          <text:p text:style-name="P35"><text:span text:style-name="Strong_20_Emphasis">Noyau Linux</text:span></text:p>
          <text:list>
            <text:list-item>
              <text:p text:style-name="P36">Composant principal, responsable de la gestion de la mémoire, des processus, des pilotes de périphériques et de la sécurité.</text:p>
            </text:list-item>
            <text:list-item>
              <text:p text:style-name="P36">Fonctionne comme un pont entre les applications et le matériel.</text:p>
            </text:list-item>
          </text:list>
        </text:list-item>
        <text:list-item>
          <text:p text:style-name="P35"><text:span text:style-name="Strong_20_Emphasis">Matériel</text:span></text:p>
          <text:list>
            <text:list-item>
              <text:p text:style-name="P35">Composants physiques de l'ordinateur (CPU, RAM, stockage, périphériques d'entrée).</text:p>
            </text:list-item>
          </text:list>
        </text:list-item>
      </text:list>
      <text:h text:style-name="Heading_20_3" text:outline-level="3">Système de fichiers Linux</text:h>
      <text:list xml:id="list557057303" text:style-name="L19">
        <text:list-item>
          <text:p text:style-name="P38"><text:span text:style-name="Strong_20_Emphasis">Définition</text:span> : Ensemble des fichiers présents sur la machine.</text:p>
        </text:list-item>
        <text:list-item>
          <text:p text:style-name="P38"><text:span text:style-name="Strong_20_Emphasis">Structure</text:span> : Organisée en répertoires et fichiers, avec un répertoire racine (/) au sommet.</text:p>
        </text:list-item>
        <text:list-item>
          <text:p text:style-name="P38"><text:span text:style-name="Strong_20_Emphasis">Répertoires clés</text:span> :</text:p>
          <text:list>
            <text:list-item>
              <text:p text:style-name="P38"><text:span text:style-name="Source_20_Text">/bin</text:span> : fichiers binaires des utilisateurs.</text:p>
            </text:list-item>
            <text:list-item>
              <text:p text:style-name="P38"><text:span text:style-name="Source_20_Text">/usr</text:span> : programmes utilisateur.</text:p>
            </text:list-item>
            <text:list-item>
              <text:p text:style-name="P38"><text:span text:style-name="Source_20_Text">/home</text:span> : répertoire personnel de l'utilisateur.</text:p>
            </text:list-item>
            <text:list-item>
              <text:p text:style-name="P38"><text:span text:style-name="Source_20_Text">/boot</text:span> : fichiers de démarrage.</text:p>
            </text:list-item>
            <text:list-item>
              <text:p text:style-name="P37"><text:span text:style-name="Source_20_Text">/media</text:span> : fichiers liés aux supports temporaires.</text:p>
            </text:list-item>
          </text:list>
        </text:list-item>
      </text:list>
      <text:p text:style-name="Standard"/>
      <text:p text:style-name="Standard"/>
      <text:h text:style-name="Heading_20_3" text:outline-level="3">Présentation du terminal Linux</text:h>
      <text:p text:style-name="Text_20_body">Bienvenue dans la présentation du terminal Linux. Dans cette vidéo, vous découvrirez :</text:p>
      <text:list xml:id="list2069144465" text:style-name="L20">
        <text:list-item>
          <text:p text:style-name="P39"><text:span text:style-name="Strong_20_Emphasis">Le shell Linux</text:span> : une application au niveau du système d'exploitation qui interprète les commandes. Bien que les interfaces utilisateur graphiques soient désormais courantes, le shell reste un choix populaire pour exécuter des scripts et effectuer des tâches. Il existe plusieurs versions de shell, telles que Bash et Zsh, qui offrent des fonctionnalités similaires.</text:p>
        </text:list-item>
        <text:list-item>
          <text:p text:style-name="P39"><text:span text:style-name="Strong_20_Emphasis">Le terminal Linux</text:span> : une application où vous entrez les commandes à exécuter et où vous recevez les résultats. Lorsque vous tapez une commande dans le terminal et appuyez sur <text:span text:style-name="Strong_20_Emphasis">Entrée</text:span>, le shell exécute la commande.</text:p>
        </text:list-item>
        <text:list-item>
          <text:p text:style-name="P39"><text:soft-page-break/><text:span text:style-name="Strong_20_Emphasis">Interaction entre terminal et shell</text:span> : lorsque vous saisissez une commande, elle est relayée au shell, qui traduit cette commande pour le matériel, permettant au système d'exploitation et au noyau de l'exécuter. Les résultats sont ensuite renvoyés au terminal pour que l'utilisateur puisse les voir.</text:p>
        </text:list-item>
      </text:list>
      <text:h text:style-name="Heading_20_4" text:outline-level="4">Navigation dans les répertoires</text:h>
      <text:p text:style-name="Text_20_body">Le terminal est un outil puissant pour naviguer dans le système de fichiers Linux. Voici quelques concepts clés :</text:p>
      <text:list xml:id="list278633840" text:style-name="L21">
        <text:list-item>
          <text:p text:style-name="P40"><text:span text:style-name="Strong_20_Emphasis">Répertoire de travail actuel</text:span> : l'emplacement où le shell recherche les commandes que vous spécifiez. Il peut être affiché en haut de l'interface du terminal.</text:p>
        </text:list-item>
        <text:list-item>
          <text:p text:style-name="P40"><text:span text:style-name="Strong_20_Emphasis">Commandes de navigation</text:span> :</text:p>
          <text:list>
            <text:list-item>
              <text:p text:style-name="P41">Utilisez <text:span text:style-name="Source_20_Text">cd</text:span> (change directory) pour changer de répertoire.</text:p>
            </text:list-item>
            <text:list-item>
              <text:p text:style-name="P41"><text:span text:style-name="Source_20_Text">cd /</text:span> vous amène au répertoire racine.</text:p>
            </text:list-item>
            <text:list-item>
              <text:p text:style-name="P41"><text:span text:style-name="Source_20_Text">cd bin</text:span> vous déplace dans le répertoire <text:span text:style-name="Strong_20_Emphasis">bin</text:span>, qui contient les programmes nécessaires au système.</text:p>
            </text:list-item>
            <text:list-item>
              <text:p text:style-name="P41"><text:span text:style-name="Source_20_Text">cd ~</text:span> vous ramène à votre répertoire personnel.</text:p>
            </text:list-item>
          </text:list>
        </text:list-item>
        <text:list-item>
          <text:p text:style-name="P40"><text:span text:style-name="Strong_20_Emphasis">Afficher les fichiers</text:span> : utilisez la commande <text:span text:style-name="Source_20_Text">ls</text:span> pour lister les fichiers et répertoires dans le répertoire de travail actuel.</text:p>
        </text:list-item>
        <text:list-item>
          <text:p text:style-name="P40"><text:span text:style-name="Strong_20_Emphasis">Navigation vers des répertoires spécifiques</text:span> :</text:p>
          <text:list>
            <text:list-item>
              <text:p text:style-name="P41"><text:span text:style-name="Source_20_Text">cd ..</text:span> pour revenir au répertoire parent.</text:p>
            </text:list-item>
            <text:list-item>
              <text:p text:style-name="P40"><text:span text:style-name="Source_20_Text">cd /media/my-usb-drive</text:span> pour accéder à une clé USB connectée.</text:p>
            </text:list-item>
          </text:list>
        </text:list-item>
      </text:list>
      <text:h text:style-name="Heading_20_4" text:outline-level="4"/>
      <text:p text:style-name="Text_20_body"/>
      <text:h text:style-name="Heading_20_3" text:outline-level="3">Présentation des commandes courantes du shell Linux</text:h>
      <text:h text:style-name="Heading_20_4" text:outline-level="4">Objectifs de la vidéo</text:h>
      <text:list xml:id="list1729485331" text:style-name="L22">
        <text:list-item>
          <text:p text:style-name="P43">Définir ce qu'est un shell.</text:p>
        </text:list-item>
        <text:list-item>
          <text:p text:style-name="P43">Répertorier les applications des commandes shell.</text:p>
        </text:list-item>
        <text:list-item>
          <text:p text:style-name="P42">Rappeler les commandes shell courantes.</text:p>
        </text:list-item>
      </text:list>
      <text:h text:style-name="Heading_20_4" text:outline-level="4">Qu'est-ce qu'un shell ?</text:h>
      <text:list xml:id="list2742135831" text:style-name="L23">
        <text:list-item>
          <text:p text:style-name="P45">Interface utilisateur pour les systèmes d'exploitation de type Unix.</text:p>
        </text:list-item>
        <text:list-item>
          <text:p text:style-name="P45">Interprète des commandes et exécute des programmes.</text:p>
        </text:list-item>
        <text:list-item>
          <text:p text:style-name="P45">Accède aux fichiers, utilitaires et applications.</text:p>
        </text:list-item>
        <text:list-item>
          <text:p text:style-name="P45">Fonctionne également comme un langage de script pour automatiser des tâches.</text:p>
        </text:list-item>
        <text:list-item>
          <text:p text:style-name="P44"><text:span text:style-name="Strong_20_Emphasis">Shell par défaut :</text:span> Généralement Bash (Bourne Again Shell).</text:p>
        </text:list-item>
      </text:list>
      <text:h text:style-name="Heading_20_4" text:outline-level="4">Vérification du shell par défaut</text:h>
      <text:list xml:id="list917518216" text:style-name="L24">
        <text:list-item>
          <text:p text:style-name="P47">Commande : <text:span text:style-name="Source_20_Text">printenv SHELL</text:span> pour afficher le chemin du shell par défaut.</text:p>
        </text:list-item>
        <text:list-item>
          <text:p text:style-name="P46">Pour passer à Bash : Tapez <text:span text:style-name="Source_20_Text">bash</text:span> dans la ligne de commande.</text:p>
        </text:list-item>
      </text:list>
      <text:h text:style-name="Heading_20_4" text:outline-level="4"><text:soft-page-break/>Applications des commandes shell</text:h>
      <text:list xml:id="list3752248639" text:style-name="L25">
        <text:list-item>
          <text:p text:style-name="P48"><text:span text:style-name="Strong_20_Emphasis">Obtention d'informations :</text:span></text:p>
          <text:list>
            <text:list-item>
              <text:p text:style-name="P49">Navigation et gestion des fichiers et répertoires.</text:p>
            </text:list-item>
            <text:list-item>
              <text:p text:style-name="P49">Impression du contenu de fichiers.</text:p>
            </text:list-item>
            <text:list-item>
              <text:p text:style-name="P49">Compression et archivage de fichiers.</text:p>
            </text:list-item>
            <text:list-item>
              <text:p text:style-name="P49">Exécution d'opérations réseau.</text:p>
            </text:list-item>
            <text:list-item>
              <text:p text:style-name="P49">Surveillance des performances système.</text:p>
            </text:list-item>
            <text:list-item>
              <text:p text:style-name="P49">Exécution de tâches par lots (opérations ETL).</text:p>
            </text:list-item>
          </text:list>
        </text:list-item>
        <text:list-item>
          <text:p text:style-name="P48"><text:span text:style-name="Strong_20_Emphasis">Commandes courantes pour obtenir des informations :</text:span></text:p>
          <text:list>
            <text:list-item>
              <text:p text:style-name="P49"><text:span text:style-name="Source_20_Text">whoami</text:span> : Renvoie le nom de l'utilisateur.</text:p>
            </text:list-item>
            <text:list-item>
              <text:p text:style-name="P49"><text:span text:style-name="Source_20_Text">id</text:span> : Affiche l'utilisateur actuel et les identifiants du groupe.</text:p>
            </text:list-item>
            <text:list-item>
              <text:p text:style-name="P49"><text:span text:style-name="Source_20_Text">uname</text:span> : Donne le nom du système d'exploitation.</text:p>
            </text:list-item>
            <text:list-item>
              <text:p text:style-name="P49"><text:span text:style-name="Source_20_Text">ps</text:span> : Affiche les processus en cours.</text:p>
            </text:list-item>
            <text:list-item>
              <text:p text:style-name="P49"><text:span text:style-name="Source_20_Text">top</text:span> : Montre les processus et l'utilisation des ressources.</text:p>
            </text:list-item>
            <text:list-item>
              <text:p text:style-name="P49"><text:span text:style-name="Source_20_Text">df</text:span> : Donne des informations sur les systèmes de fichiers.</text:p>
            </text:list-item>
            <text:list-item>
              <text:p text:style-name="P49"><text:span text:style-name="Source_20_Text">man</text:span> : Extrait le manuel de référence pour toute commande.</text:p>
            </text:list-item>
            <text:list-item>
              <text:p text:style-name="P49"><text:span text:style-name="Source_20_Text">date</text:span> : Affiche la date du jour.</text:p>
            </text:list-item>
          </text:list>
        </text:list-item>
        <text:list-item>
          <text:p text:style-name="P48"><text:span text:style-name="Strong_20_Emphasis">Commandes pour travailler avec des fichiers :</text:span></text:p>
          <text:list>
            <text:list-item>
              <text:p text:style-name="P49"><text:span text:style-name="Source_20_Text">cp</text:span> : Copier un fichier.</text:p>
            </text:list-item>
            <text:list-item>
              <text:p text:style-name="P49"><text:span text:style-name="Source_20_Text">mv</text:span> : Modifier le nom ou le chemin d'un fichier.</text:p>
            </text:list-item>
            <text:list-item>
              <text:p text:style-name="P49"><text:span text:style-name="Source_20_Text">rm</text:span> : Supprimer un fichier.</text:p>
            </text:list-item>
            <text:list-item>
              <text:p text:style-name="P49"><text:span text:style-name="Source_20_Text">touch</text:span> : Créer un fichier vide ou mettre à jour son horodatage.</text:p>
            </text:list-item>
            <text:list-item>
              <text:p text:style-name="P49"><text:span text:style-name="Source_20_Text">chmod</text:span> : Modifier les autorisations d'un fichier.</text:p>
            </text:list-item>
            <text:list-item>
              <text:p text:style-name="P49"><text:span text:style-name="Source_20_Text">wc</text:span> : Compter les lignes, mots et caractères dans un fichier.</text:p>
            </text:list-item>
            <text:list-item>
              <text:p text:style-name="P49"><text:span text:style-name="Source_20_Text">grep</text:span> : Rechercher des lignes correspondant à un modèle.</text:p>
            </text:list-item>
          </text:list>
        </text:list-item>
        <text:list-item>
          <text:p text:style-name="P48"><text:span text:style-name="Strong_20_Emphasis">Commandes pour naviguer et travailler avec des répertoires :</text:span></text:p>
          <text:list>
            <text:list-item>
              <text:p text:style-name="P49"><text:span text:style-name="Source_20_Text">ls</text:span> : Lister les fichiers et répertoires.</text:p>
            </text:list-item>
            <text:list-item>
              <text:p text:style-name="P49"><text:span text:style-name="Source_20_Text">find</text:span> : Rechercher des fichiers dans l'arborescence.</text:p>
            </text:list-item>
            <text:list-item>
              <text:p text:style-name="P49"><text:span text:style-name="Source_20_Text">pwd</text:span> : Afficher le répertoire actuel.</text:p>
            </text:list-item>
            <text:list-item>
              <text:p text:style-name="P49"><text:span text:style-name="Source_20_Text">mkdir</text:span> : Créer un nouveau répertoire.</text:p>
            </text:list-item>
            <text:list-item>
              <text:p text:style-name="P49"><text:span text:style-name="Source_20_Text">cd</text:span> : Changer le répertoire courant.</text:p>
            </text:list-item>
            <text:list-item>
              <text:p text:style-name="P49"><text:span text:style-name="Source_20_Text">rmdir</text:span> : Supprimer un répertoire.</text:p>
            </text:list-item>
          </text:list>
        </text:list-item>
        <text:list-item>
          <text:p text:style-name="P48"><text:span text:style-name="Strong_20_Emphasis">Commandes pour imprimer le contenu d'un fichier :</text:span></text:p>
          <text:list>
            <text:list-item>
              <text:p text:style-name="P49"><text:span text:style-name="Source_20_Text">cat</text:span> : Afficher tout le contenu d'un fichier.</text:p>
            </text:list-item>
            <text:list-item>
              <text:p text:style-name="P49"><text:span text:style-name="Source_20_Text">more</text:span> : Afficher le contenu page par page.</text:p>
            </text:list-item>
            <text:list-item>
              <text:p text:style-name="P49"><text:span text:style-name="Source_20_Text">head</text:span> : Afficher les premières « N » lignes d'un fichier.</text:p>
            </text:list-item>
            <text:list-item>
              <text:p text:style-name="P49"><text:span text:style-name="Source_20_Text">tail</text:span> : Afficher les dernières lignes d'un fichier.</text:p>
            </text:list-item>
            <text:list-item>
              <text:p text:style-name="P49"><text:span text:style-name="Source_20_Text">echo</text:span> : Afficher une chaîne d'entrée ou la valeur d'une variable.</text:p>
            </text:list-item>
          </text:list>
        </text:list-item>
        <text:list-item>
          <text:p text:style-name="P48"><text:span text:style-name="Strong_20_Emphasis">Commandes pour la compression et l'archivage de fichiers :</text:span></text:p>
          <text:list>
            <text:list-item>
              <text:p text:style-name="P49"><text:span text:style-name="Source_20_Text">tar</text:span> : Archiver des fichiers.</text:p>
            </text:list-item>
            <text:list-item>
              <text:p text:style-name="P49"><text:span text:style-name="Source_20_Text">zip</text:span> : Compresser des fichiers.</text:p>
            </text:list-item>
            <text:list-item>
              <text:p text:style-name="P49"><text:soft-page-break/><text:span text:style-name="Source_20_Text">unzip</text:span> : Extraire des fichiers d'une archive.</text:p>
            </text:list-item>
          </text:list>
        </text:list-item>
        <text:list-item>
          <text:p text:style-name="P48"><text:span text:style-name="Strong_20_Emphasis">Commandes liées aux opérations réseau :</text:span></text:p>
          <text:list>
            <text:list-item>
              <text:p text:style-name="P49"><text:span text:style-name="Source_20_Text">hostname</text:span> : Afficher le nom de l'hôte.</text:p>
            </text:list-item>
            <text:list-item>
              <text:p text:style-name="P49"><text:span text:style-name="Source_20_Text">ping</text:span> : Envoyer des paquets à une URL et afficher la réponse.</text:p>
            </text:list-item>
            <text:list-item>
              <text:p text:style-name="P49"><text:span text:style-name="Source_20_Text">ifconfig</text:span> : Afficher ou configurer les interfaces réseau.</text:p>
            </text:list-item>
            <text:list-item>
              <text:p text:style-name="P49"><text:span text:style-name="Source_20_Text">curl</text:span> : Afficher le contenu d'un fichier à une URL.</text:p>
            </text:list-item>
            <text:list-item>
              <text:p text:style-name="P48"><text:span text:style-name="Source_20_Text">wget</text:span> : Télécharger un fichier à partir d'une URL.</text:p>
            </text:list-item>
          </text:list>
        </text:list-item>
      </text:list>
      <text:h text:style-name="Heading_20_4" text:outline-level="4">Utilisation de Linux sur Windows</text:h>
      <text:list xml:id="list1216456722" text:style-name="L26">
        <text:list-item>
          <text:p text:style-name="P51">Installer Linux sur une partition séparée (nécessite un redémarrage).</text:p>
        </text:list-item>
        <text:list-item>
          <text:p text:style-name="P51">Installer Linux sur une machine virtuelle.</text:p>
        </text:list-item>
        <text:list-item>
          <text:p text:style-name="P51">Utiliser un émulateur comme CygWin.</text:p>
        </text:list-item>
        <text:list-item>
          <text:p text:style-name="P50">Utiliser le sous-système Windows pour Linux pour exécuter des binaires Linux sous Windows.</text:p>
        </text:list-item>
      </text:list>
      <text:p text:style-name="Text_20_body"/>
      <text:h text:style-name="Heading_20_3" text:outline-level="3">Résumé des Commandes Informatives sur Linux</text:h>
      <text:list xml:id="list37661152" text:style-name="L27">
        <text:list-item>
          <text:p text:style-name="P52"><text:span text:style-name="Strong_20_Emphasis">Informations Utilisateur</text:span> :</text:p>
          <text:list>
            <text:list-item>
              <text:p text:style-name="P53"><text:span text:style-name="Strong_20_Emphasis"><text:span text:style-name="Source_20_Text">whoami</text:span></text:span> : Affiche le nom d'utilisateur actuel.</text:p>
            </text:list-item>
            <text:list-item>
              <text:p text:style-name="P53"><text:span text:style-name="Strong_20_Emphasis"><text:span text:style-name="Source_20_Text">id</text:span></text:span> : Renvoie l'ID utilisateur et l'ID de groupe. Avec <text:span text:style-name="Source_20_Text">-u</text:span>, cela affiche l'ID numérique de l'utilisateur.</text:p>
            </text:list-item>
          </text:list>
        </text:list-item>
        <text:list-item>
          <text:p text:style-name="P52"><text:span text:style-name="Strong_20_Emphasis">Informations Système</text:span> :</text:p>
          <text:list>
            <text:list-item>
              <text:p text:style-name="P53"><text:span text:style-name="Strong_20_Emphasis"><text:span text:style-name="Source_20_Text">uname</text:span></text:span> : Donne des informations sur le système d'exploitation (nom du noyau, version, etc.). Utiliser <text:span text:style-name="Source_20_Text">-s</text:span> pour le nom et <text:span text:style-name="Source_20_Text">-r</text:span> pour la version.</text:p>
            </text:list-item>
          </text:list>
        </text:list-item>
        <text:list-item>
          <text:p text:style-name="P52"><text:span text:style-name="Strong_20_Emphasis">Utilisation du Disque</text:span> :</text:p>
          <text:list>
            <text:list-item>
              <text:p text:style-name="P53"><text:span text:style-name="Strong_20_Emphasis"><text:span text:style-name="Source_20_Text">df</text:span></text:span> : Montre l'utilisation du disque. Utiliser <text:span text:style-name="Source_20_Text">-h</text:span> pour une sortie lisible par l'homme (affichage en Go, To, etc.). Par exemple, <text:span text:style-name="Source_20_Text">df -h ~</text:span> pour vérifier l'espace disque du répertoire personnel.</text:p>
            </text:list-item>
          </text:list>
        </text:list-item>
        <text:list-item>
          <text:p text:style-name="P52"><text:span text:style-name="Strong_20_Emphasis">Surveillance des Processus</text:span> :</text:p>
          <text:list>
            <text:list-item>
              <text:p text:style-name="P53"><text:span text:style-name="Strong_20_Emphasis"><text:span text:style-name="Source_20_Text">ps</text:span></text:span> : Liste les processus en cours. Utiliser <text:span text:style-name="Source_20_Text">-e</text:span> pour afficher tous les processus.</text:p>
            </text:list-item>
            <text:list-item>
              <text:p text:style-name="P53"><text:span text:style-name="Strong_20_Emphasis"><text:span text:style-name="Source_20_Text">top</text:span></text:span> : Affiche en temps réel l'utilisation des ressources par les processus (équivalent du gestionnaire de tâches).</text:p>
            </text:list-item>
          </text:list>
        </text:list-item>
        <text:list-item>
          <text:p text:style-name="P52"><text:span text:style-name="Strong_20_Emphasis">Impression de Chaînes et Variables</text:span> :</text:p>
          <text:list>
            <text:list-item>
              <text:p text:style-name="P53"><text:span text:style-name="Strong_20_Emphasis"><text:span text:style-name="Source_20_Text">echo</text:span></text:span> : Affiche des chaînes de texte ou le contenu des variables. Utiliser <text:span text:style-name="Source_20_Text">$VAR</text:span> pour afficher la valeur d'une variable.</text:p>
            </text:list-item>
            <text:list-item>
              <text:p text:style-name="P53"><text:span text:style-name="Strong_20_Emphasis"><text:span text:style-name="Source_20_Text">date</text:span></text:span> : Affiche la date et l'heure actuelles. Peut être formatée pour extraire des informations spécifiques.</text:p>
            </text:list-item>
          </text:list>
        </text:list-item>
        <text:list-item>
          <text:p text:style-name="P52"><text:span text:style-name="Strong_20_Emphasis">Manuels de Commandes</text:span> :</text:p>
          <text:list>
            <text:list-item>
              <text:p text:style-name="P52"><text:span text:style-name="Strong_20_Emphasis"><text:span text:style-name="Source_20_Text">man</text:span></text:span> : Affiche le manuel d'une commande. Par exemple, <text:span text:style-name="Source_20_Text">man id</text:span> pour des détails sur la commande <text:span text:style-name="Source_20_Text">id</text:span>.</text:p>
            </text:list-item>
          </text:list>
        </text:list-item>
      </text:list>
      <text:h text:style-name="Heading_20_3" text:outline-level="3"><text:soft-page-break/>Commandes de navigation dans les fichiers et répertoires</text:h>
      <text:p text:style-name="Text_20_body"><text:span text:style-name="Strong_20_Emphasis">Introduction</text:span><text:line-break/>Bienvenue dans « Commandes de navigation dans les fichiers et les répertoires ». Dans cette vidéo, vous allez apprendre à :</text:p>
      <text:list xml:id="list4133119258" text:style-name="L28">
        <text:list-item>
          <text:p text:style-name="P55">Utiliser la commande <text:span text:style-name="Source_20_Text">ls</text:span> pour répertorier le contenu d'un répertoire.</text:p>
        </text:list-item>
        <text:list-item>
          <text:p text:style-name="P55">Naviguer entre les différents répertoires avec la commande <text:span text:style-name="Source_20_Text">cd</text:span> (changer de répertoire).</text:p>
        </text:list-item>
        <text:list-item>
          <text:p text:style-name="P55">Expliquer les chemins relatifs et absolus.</text:p>
        </text:list-item>
        <text:list-item>
          <text:p text:style-name="P54">Rechercher des fichiers avec la commande <text:span text:style-name="Source_20_Text">find</text:span>.</text:p>
        </text:list-item>
      </text:list>
      <text:p text:style-name="Text_20_body"><text:span text:style-name="Strong_20_Emphasis">Lister le contenu d'un répertoire avec </text:span><text:span text:style-name="Strong_20_Emphasis"><text:span text:style-name="Source_20_Text">ls</text:span></text:span><text:line-break/>La commande <text:span text:style-name="Source_20_Text">ls</text:span>, ou « list », permet de lister les fichiers et les répertoires d'un répertoire.</text:p>
      <text:list xml:id="list2210868900" text:style-name="L29">
        <text:list-item>
          <text:p text:style-name="P57">Si vous entrez <text:span text:style-name="Source_20_Text">ls</text:span> dans votre répertoire personnel, vous verrez tous les fichiers et répertoires qu'il contient.</text:p>
        </text:list-item>
        <text:list-item>
          <text:p text:style-name="P57">Vous pouvez aussi spécifier un répertoire, par exemple <text:span text:style-name="Source_20_Text">ls Téléchargements</text:span>, pour lister le contenu de votre dossier Téléchargements.</text:p>
        </text:list-item>
        <text:list-item>
          <text:p text:style-name="P57">La commande <text:span text:style-name="Source_20_Text">ls</text:span> prend également des options pour fournir des informations supplémentaires.</text:p>
          <text:list>
            <text:list-item>
              <text:p text:style-name="P56">Par exemple, si vous êtes dans votre dossier Documents et souhaitez plus de détails sur les fichiers, utilisez <text:span text:style-name="Source_20_Text">ls -l</text:span>. Cette option affichera une liste détaillée incluant les permissions, la date de dernière modification, et le propriétaire des fichiers.</text:p>
            </text:list-item>
          </text:list>
        </text:list-item>
      </text:list>
      <text:p text:style-name="Text_20_body"><text:span text:style-name="Strong_20_Emphasis">Vérifier votre répertoire de travail actuel avec </text:span><text:span text:style-name="Strong_20_Emphasis"><text:span text:style-name="Source_20_Text">pwd</text:span></text:span><text:line-break/>Pour savoir dans quel répertoire vous vous trouvez actuellement, utilisez la commande <text:span text:style-name="Source_20_Text">pwd</text:span> (imprimer le répertoire de travail).</text:p>
      <text:list xml:id="list3203248205" text:style-name="L30">
        <text:list-item>
          <text:p text:style-name="P58">En entrant <text:span text:style-name="Source_20_Text">pwd</text:span>, vous verrez le chemin complet de votre répertoire actuel, comme <text:span text:style-name="Source_20_Text">/Users/me</text:span>.</text:p>
        </text:list-item>
      </text:list>
      <text:p text:style-name="Text_20_body"><text:span text:style-name="Strong_20_Emphasis">Changer de répertoire avec </text:span><text:span text:style-name="Strong_20_Emphasis"><text:span text:style-name="Source_20_Text">cd</text:span></text:span><text:line-break/>Pour changer votre répertoire de travail, utilisez la commande <text:span text:style-name="Source_20_Text">cd</text:span> (changer de répertoire).</text:p>
      <text:list xml:id="list1783034580" text:style-name="L31">
        <text:list-item>
          <text:p text:style-name="P60">Si vous êtes dans votre répertoire personnel et souhaitez aller dans le sous-répertoire Documents, entrez <text:span text:style-name="Source_20_Text">cd Documents</text:span>.</text:p>
        </text:list-item>
        <text:list-item>
          <text:p text:style-name="P60">Pour vérifier que vous êtes maintenant dans le bon répertoire, utilisez <text:span text:style-name="Source_20_Text">pwd</text:span>.</text:p>
        </text:list-item>
        <text:list-item>
          <text:p text:style-name="P59">Vous pouvez utiliser des chemins relatifs (comme <text:span text:style-name="Source_20_Text">..</text:span> pour accéder au répertoire parent) ou des chemins absolus (comme <text:span text:style-name="Source_20_Text">cd /Users/me/Documents</text:span>).</text:p>
        </text:list-item>
      </text:list>
      <text:p text:style-name="Text_20_body"><text:span text:style-name="Strong_20_Emphasis">Utiliser </text:span><text:span text:style-name="Strong_20_Emphasis"><text:span text:style-name="Source_20_Text">find</text:span></text:span><text:span text:style-name="Strong_20_Emphasis"> pour rechercher des fichiers</text:span><text:line-break/>La commande <text:span text:style-name="Source_20_Text">find</text:span> est un outil puissant pour rechercher des fichiers selon des critères spécifiés.</text:p>
      <text:list xml:id="list3918493561" text:style-name="L32">
        <text:list-item>
          <text:p text:style-name="P62">Par exemple, pour trouver tous les fichiers nommés <text:span text:style-name="Source_20_Text">a.txt</text:span> dans votre répertoire Documents, vous pouvez entrer <text:span text:style-name="Source_20_Text">find . -name 'a.txt'</text:span>.</text:p>
        </text:list-item>
        <text:list-item>
          <text:p text:style-name="P62">Le <text:span text:style-name="Source_20_Text">.</text:span> signifie que la recherche se fera à partir du répertoire courant.</text:p>
        </text:list-item>
        <text:list-item>
          <text:p text:style-name="P61">Pour une recherche insensible à la casse, utilisez <text:span text:style-name="Source_20_Text">find . -iname 'a.txt'</text:span>. Cela permettra de trouver des fichiers avec des noms comme <text:span text:style-name="Source_20_Text">A.txt</text:span> ou <text:span text:style-name="Source_20_Text">a.TXT</text:span>.</text:p>
        </text:list-item>
      </text:list>
      <text:p text:style-name="Text_20_body"/>
      <text:h text:style-name="Heading_20_3" text:outline-level="3"><text:soft-page-break/>Résumé des commandes</text:h>
      <text:list xml:id="list1573360802" text:style-name="L33">
        <text:list-item>
          <text:p text:style-name="P64"><text:span text:style-name="Strong_20_Emphasis"><text:span text:style-name="Source_20_Text">mkdir</text:span></text:span> : Créer un répertoire.</text:p>
        </text:list-item>
        <text:list-item>
          <text:p text:style-name="P64"><text:span text:style-name="Strong_20_Emphasis"><text:span text:style-name="Source_20_Text">rmdir</text:span></text:span> : Supprimer un répertoire vide.</text:p>
        </text:list-item>
        <text:list-item>
          <text:p text:style-name="P64"><text:span text:style-name="Strong_20_Emphasis"><text:span text:style-name="Source_20_Text">rm</text:span></text:span> : Supprimer un fichier ou un répertoire (avec l'option <text:span text:style-name="Source_20_Text">-r</text:span> pour les répertoires non vides).</text:p>
        </text:list-item>
        <text:list-item>
          <text:p text:style-name="P64"><text:span text:style-name="Strong_20_Emphasis"><text:span text:style-name="Source_20_Text">touch</text:span></text:span> : Créer un fichier vide ou mettre à jour un fichier existant.</text:p>
        </text:list-item>
        <text:list-item>
          <text:p text:style-name="P64"><text:span text:style-name="Strong_20_Emphasis"><text:span text:style-name="Source_20_Text">cp</text:span></text:span> : Copier des fichiers et répertoires.</text:p>
        </text:list-item>
        <text:list-item>
          <text:p text:style-name="P64"><text:span text:style-name="Strong_20_Emphasis"><text:span text:style-name="Source_20_Text">mv</text:span></text:span> : Déplacer ou renommer des fichiers et répertoires.</text:p>
        </text:list-item>
        <text:list-item>
          <text:p text:style-name="P63"><text:span text:style-name="Strong_20_Emphasis"><text:span text:style-name="Source_20_Text">chmod</text:span></text:span> : Modifier les permissions d'accès des fichiers.</text:p>
        </text:list-item>
      </text:list>
      <text:p text:style-name="Text_20_body"/>
      <text:p text:style-name="Text_20_body"/>
      <text:h text:style-name="Heading_20_3" text:outline-level="3">Commandes pour Afficher le Contenu des Fichiers :</text:h>
      <text:list xml:id="list162989014" text:style-name="L34">
        <text:list-item>
          <text:p text:style-name="P65"><text:span text:style-name="Strong_20_Emphasis"><text:span text:style-name="Source_20_Text">cat</text:span></text:span> :</text:p>
          <text:list>
            <text:list-item>
              <text:p text:style-name="P66">Utilisé pour afficher le contenu d'un fichier en entier.</text:p>
            </text:list-item>
            <text:list-item>
              <text:p text:style-name="P66">Exemple : <text:span text:style-name="Source_20_Text">cat numbers.txt</text:span></text:p>
            </text:list-item>
          </text:list>
        </text:list-item>
        <text:list-item>
          <text:p text:style-name="P65"><text:span text:style-name="Strong_20_Emphasis"><text:span text:style-name="Source_20_Text">more</text:span></text:span> :</text:p>
          <text:list>
            <text:list-item>
              <text:p text:style-name="P66">Permet de visualiser le contenu d'un fichier page par page.</text:p>
            </text:list-item>
            <text:list-item>
              <text:p text:style-name="P66">Exemple : <text:span text:style-name="Source_20_Text">more numbers.txt</text:span></text:p>
            </text:list-item>
            <text:list-item>
              <text:p text:style-name="P66">Utilisez la barre d'espace pour passer à la page suivante et <text:span text:style-name="Source_20_Text">Q</text:span> pour quitter.</text:p>
            </text:list-item>
          </text:list>
        </text:list-item>
        <text:list-item>
          <text:p text:style-name="P65"><text:span text:style-name="Strong_20_Emphasis"><text:span text:style-name="Source_20_Text">head</text:span></text:span> :</text:p>
          <text:list>
            <text:list-item>
              <text:p text:style-name="P66">Affiche les 10 premières lignes d'un fichier par défaut.</text:p>
            </text:list-item>
            <text:list-item>
              <text:p text:style-name="P66">Exemple : <text:span text:style-name="Source_20_Text">head numbers.txt</text:span></text:p>
            </text:list-item>
            <text:list-item>
              <text:p text:style-name="P66">Vous pouvez spécifier le nombre de lignes avec l'option <text:span text:style-name="Source_20_Text">-n</text:span>.</text:p>
            </text:list-item>
            <text:list-item>
              <text:p text:style-name="P66">Exemple : <text:span text:style-name="Source_20_Text">head -n 3 numbers.txt</text:span> (affiche les 3 premières lignes).</text:p>
            </text:list-item>
          </text:list>
        </text:list-item>
        <text:list-item>
          <text:p text:style-name="P65"><text:span text:style-name="Strong_20_Emphasis"><text:span text:style-name="Source_20_Text">tail</text:span></text:span> :</text:p>
          <text:list>
            <text:list-item>
              <text:p text:style-name="P66">Affiche les 10 dernières lignes d'un fichier par défaut.</text:p>
            </text:list-item>
            <text:list-item>
              <text:p text:style-name="P66">Exemple : <text:span text:style-name="Source_20_Text">tail numbers.txt</text:span></text:p>
            </text:list-item>
            <text:list-item>
              <text:p text:style-name="P66">Vous pouvez également spécifier le nombre de lignes avec <text:span text:style-name="Source_20_Text">-n</text:span>.</text:p>
            </text:list-item>
            <text:list-item>
              <text:p text:style-name="P65">Exemple : <text:span text:style-name="Source_20_Text">tail -n 3 numbers.txt</text:span> (affiche les 3 dernières lignes).</text:p>
            </text:list-item>
          </text:list>
        </text:list-item>
      </text:list>
      <text:h text:style-name="Heading_20_3" text:outline-level="3">Commande pour Compter les Lignes, Mots et Caractères :</text:h>
      <text:list xml:id="list4057543362" text:style-name="L35">
        <text:list-item>
          <text:p text:style-name="P68"><text:span text:style-name="Strong_20_Emphasis"><text:span text:style-name="Source_20_Text">wc</text:span></text:span> :</text:p>
          <text:list>
            <text:list-item>
              <text:p text:style-name="P68">Compte le nombre de lignes, de mots et de caractères dans un fichier.</text:p>
            </text:list-item>
            <text:list-item>
              <text:p text:style-name="P68">Exemple : <text:span text:style-name="Source_20_Text">wc pets.txt</text:span> (renvoie quelque chose comme <text:span text:style-name="Source_20_Text">7 7 28 pets.txt</text:span>, indiquant 7 lignes, 7 mots et 28 caractères).</text:p>
            </text:list-item>
            <text:list-item>
              <text:p text:style-name="P68">Utilisez les options :</text:p>
              <text:list>
                <text:list-item>
                  <text:p text:style-name="P68"><text:span text:style-name="Source_20_Text">-l</text:span> pour compter uniquement les lignes : <text:span text:style-name="Source_20_Text">wc -l pets.txt</text:span></text:p>
                </text:list-item>
                <text:list-item>
                  <text:p text:style-name="P68"><text:span text:style-name="Source_20_Text">-w</text:span> pour compter uniquement les mots : <text:span text:style-name="Source_20_Text">wc -w pets.txt</text:span></text:p>
                </text:list-item>
                <text:list-item>
                  <text:p text:style-name="P67"><text:span text:style-name="Source_20_Text">-c</text:span> pour compter uniquement les caractères : <text:span text:style-name="Source_20_Text">wc -c pets.txt</text:span></text:p>
                </text:list-item>
              </text:list>
            </text:list-item>
          </text:list>
        </text:list-item>
      </text:list>
      <text:p text:style-name="Text_20_body"/>
      <text:h text:style-name="Heading_20_3" text:outline-level="3"><text:soft-page-break/>Commandes pour Manipuler les Fichiers Texte</text:h>
      <text:list xml:id="list4090944131" text:style-name="L36">
        <text:list-item>
          <text:p text:style-name="P69"><text:span text:style-name="Strong_20_Emphasis"><text:span text:style-name="Source_20_Text">sort</text:span></text:span> :</text:p>
          <text:list>
            <text:list-item>
              <text:p text:style-name="P70">Trie les lignes d'un fichier de manière alphanumérique et affiche le résultat trié.</text:p>
            </text:list-item>
            <text:list-item>
              <text:p text:style-name="P70">Exemple : <text:span text:style-name="Source_20_Text">sort pets.txt</text:span> (affiche les lignes triées par ordre alphabétique).</text:p>
            </text:list-item>
            <text:list-item>
              <text:p text:style-name="P70">Pour trier en ordre inverse : <text:span text:style-name="Source_20_Text">sort -r pets.txt</text:span>.</text:p>
            </text:list-item>
          </text:list>
        </text:list-item>
        <text:list-item>
          <text:p text:style-name="P69"><text:span text:style-name="Strong_20_Emphasis"><text:span text:style-name="Source_20_Text">uniq</text:span></text:span> :</text:p>
          <text:list>
            <text:list-item>
              <text:p text:style-name="P70">Filtre les lignes répétées, mais ne supprime que les doublons consécutifs.</text:p>
            </text:list-item>
            <text:list-item>
              <text:p text:style-name="P70">Exemple : <text:span text:style-name="Source_20_Text">uniq pets.txt</text:span> (affiche chaque ligne unique, mais seulement si les doublons se suivent).</text:p>
            </text:list-item>
            <text:list-item>
              <text:p text:style-name="P70">Pour trier et supprimer les doublons, combinez <text:span text:style-name="Source_20_Text">sort</text:span> et <text:span text:style-name="Source_20_Text">uniq</text:span> : <text:span text:style-name="Source_20_Text">sort pets.txt | uniq</text:span>.</text:p>
            </text:list-item>
          </text:list>
        </text:list-item>
        <text:list-item>
          <text:p text:style-name="P69"><text:span text:style-name="Strong_20_Emphasis"><text:span text:style-name="Source_20_Text">grep</text:span></text:span> :</text:p>
          <text:list>
            <text:list-item>
              <text:p text:style-name="P70">Recherche et affiche les lignes correspondant à un motif spécifié, utilisant des expressions régulières.</text:p>
            </text:list-item>
            <text:list-item>
              <text:p text:style-name="P70">Exemple : <text:span text:style-name="Source_20_Text">grep "ch" people.txt</text:span> (affiche les lignes contenant "ch").</text:p>
            </text:list-item>
            <text:list-item>
              <text:p text:style-name="P70">Pour ignorer la casse : <text:span text:style-name="Source_20_Text">grep -i "ch" people.txt</text:span>.</text:p>
            </text:list-item>
          </text:list>
        </text:list-item>
        <text:list-item>
          <text:p text:style-name="P69"><text:span text:style-name="Strong_20_Emphasis"><text:span text:style-name="Source_20_Text">cut</text:span></text:span> :</text:p>
          <text:list>
            <text:list-item>
              <text:p text:style-name="P70">Extrait des sections spécifiques de chaque ligne d'un fichier.</text:p>
            </text:list-item>
            <text:list-item>
              <text:p text:style-name="P70">Exemple : <text:span text:style-name="Source_20_Text">cut -c 2-9 pets.txt</text:span> (extrait les caractères de la 2ème à la 9ème position de chaque ligne).</text:p>
            </text:list-item>
            <text:list-item>
              <text:p text:style-name="P70">Pour extraire un champ basé sur un délimiteur : <text:span text:style-name="Source_20_Text">cut -d " " -f 2 people.txt</text:span> (extrait le deuxième champ, ici le nom de famille, d'une liste où les champs sont séparés par des espaces).</text:p>
            </text:list-item>
          </text:list>
        </text:list-item>
        <text:list-item>
          <text:p text:style-name="P69"><text:span text:style-name="Strong_20_Emphasis"><text:span text:style-name="Source_20_Text">paste</text:span></text:span> :</text:p>
          <text:list>
            <text:list-item>
              <text:p text:style-name="P70">Fusionne les lignes de plusieurs fichiers.</text:p>
            </text:list-item>
            <text:list-item>
              <text:p text:style-name="P70">Exemple : <text:span text:style-name="Source_20_Text">paste first.txt last.txt yob.txt</text:span> (affiche les trois fichiers en colonnes, séparés par des tabulations).</text:p>
            </text:list-item>
            <text:list-item>
              <text:p text:style-name="P69">Pour utiliser un autre délimiteur, par exemple une virgule : <text:span text:style-name="Source_20_Text">paste -d "," first.txt last.txt yob.txt</text:span></text:p>
            </text:list-item>
          </text:list>
        </text:list-item>
      </text:list>
      <text:p text:style-name="Text_20_body"/>
      <text:p text:style-name="Text_20_body"/>
      <text:h text:style-name="Heading_20_3" text:outline-level="3">Résumé de la vidéo « Networking Commands »</text:h>
      <text:p text:style-name="Text_20_body">Dans cette vidéo, vous apprendrez à utiliser différentes commandes réseau pour examiner la configuration de votre réseau, évaluer la stabilité d'une connexion URL et récupérer des données à partir d'une URL. Voici les points clés abordés :</text:p>
      <text:list xml:id="list3393314594" text:style-name="L37">
        <text:list-item>
          <text:p text:style-name="P71"><text:span text:style-name="Strong_20_Emphasis">Commande </text:span><text:span text:style-name="Strong_20_Emphasis"><text:span text:style-name="Source_20_Text">hostname</text:span></text:span> :</text:p>
          <text:list>
            <text:list-item>
              <text:p text:style-name="P72">Affiche ou définit le nom d'hôte de votre machine.</text:p>
            </text:list-item>
            <text:list-item>
              <text:p text:style-name="P72">Exemple : <text:span text:style-name="Source_20_Text">hostname</text:span> renvoie le nom d'hôte (ex. : <text:span text:style-name="Source_20_Text">my-linux-machine.local</text:span>).</text:p>
            </text:list-item>
            <text:list-item>
              <text:p text:style-name="P72"><text:soft-page-break/>Utiliser <text:span text:style-name="Source_20_Text">hostname -s</text:span> pour supprimer le suffixe de domaine.</text:p>
            </text:list-item>
            <text:list-item>
              <text:p text:style-name="P72"><text:span text:style-name="Source_20_Text">hostname -i</text:span> fournit l'adresse IP associée au nom d'hôte.</text:p>
            </text:list-item>
          </text:list>
        </text:list-item>
        <text:list-item>
          <text:p text:style-name="P71"><text:span text:style-name="Strong_20_Emphasis">Commande </text:span><text:span text:style-name="Strong_20_Emphasis"><text:span text:style-name="Source_20_Text">ifconfig</text:span></text:span> :</text:p>
          <text:list>
            <text:list-item>
              <text:p text:style-name="P72">Affiche des informations sur les interfaces réseau de votre appareil.</text:p>
            </text:list-item>
            <text:list-item>
              <text:p text:style-name="P72">Exemple : <text:span text:style-name="Source_20_Text">ifconfig</text:span> pour afficher toutes les interfaces, ou <text:span text:style-name="Source_20_Text">ifconfig eth0</text:span> pour des informations sur un adaptateur spécifique.</text:p>
            </text:list-item>
          </text:list>
        </text:list-item>
        <text:list-item>
          <text:p text:style-name="P71"><text:span text:style-name="Strong_20_Emphasis">Commande </text:span><text:span text:style-name="Strong_20_Emphasis"><text:span text:style-name="Source_20_Text">ping</text:span></text:span> :</text:p>
          <text:list>
            <text:list-item>
              <text:p text:style-name="P72">Teste la connectivité à un hôte ou à une adresse IP.</text:p>
            </text:list-item>
            <text:list-item>
              <text:p text:style-name="P72">Exemple : <text:span text:style-name="Source_20_Text">ping google.com</text:span> envoie des requêtes ICMP et affiche les résultats.</text:p>
            </text:list-item>
            <text:list-item>
              <text:p text:style-name="P72">Utiliser <text:span text:style-name="Source_20_Text">ping -c 5 google.com</text:span> pour envoyer un nombre spécifique de requêtes.</text:p>
            </text:list-item>
          </text:list>
        </text:list-item>
        <text:list-item>
          <text:p text:style-name="P71"><text:span text:style-name="Strong_20_Emphasis">Commande </text:span><text:span text:style-name="Strong_20_Emphasis"><text:span text:style-name="Source_20_Text">curl</text:span></text:span> :</text:p>
          <text:list>
            <text:list-item>
              <text:p text:style-name="P72">Transfère des données vers et depuis des URL, prenant en charge de nombreux protocoles.</text:p>
            </text:list-item>
            <text:list-item>
              <text:p text:style-name="P72">Exemple : <text:span text:style-name="Source_20_Text">curl www.google.com</text:span> renvoie le contenu HTML de la page.</text:p>
            </text:list-item>
            <text:list-item>
              <text:p text:style-name="P72">Utiliser <text:span text:style-name="Source_20_Text">curl -o google.txt www.google.com</text:span> pour enregistrer le contenu dans un fichier.</text:p>
            </text:list-item>
          </text:list>
        </text:list-item>
        <text:list-item>
          <text:p text:style-name="P71"><text:span text:style-name="Strong_20_Emphasis">Commande </text:span><text:span text:style-name="Strong_20_Emphasis"><text:span text:style-name="Source_20_Text">wget</text:span></text:span> :</text:p>
          <text:list>
            <text:list-item>
              <text:p text:style-name="P72">Récupère des fichiers à partir d'URL.</text:p>
            </text:list-item>
            <text:list-item>
              <text:p text:style-name="P72">Exemple : <text:span text:style-name="Source_20_Text">wget http://w3.org/iso859-1.txt</text:span> pour télécharger un fichier.</text:p>
            </text:list-item>
            <text:list-item>
              <text:p text:style-name="P71">Affiche des informations sur le téléchargement, y compris la connexion au serveur et l'enregistrement du fichier.</text:p>
            </text:list-item>
          </text:list>
        </text:list-item>
      </text:list>
      <text:h text:style-name="Heading_20_3" text:outline-level="3">Ce que vous avez appris :</text:h>
      <text:list xml:id="list3571516738" text:style-name="L38">
        <text:list-item>
          <text:p text:style-name="P74">La commande <text:span text:style-name="Source_20_Text">hostname</text:span> permet d'obtenir ou de définir le nom d'hôte.</text:p>
        </text:list-item>
        <text:list-item>
          <text:p text:style-name="P74"><text:span text:style-name="Source_20_Text">ifconfig</text:span> affiche des informations sur les appareils de communication.</text:p>
        </text:list-item>
        <text:list-item>
          <text:p text:style-name="P74"><text:span text:style-name="Source_20_Text">ping</text:span> teste la connectivité à un hôte ou à une adresse IP.</text:p>
        </text:list-item>
        <text:list-item>
          <text:p text:style-name="P74"><text:span text:style-name="Source_20_Text">curl</text:span> transfère des données depuis et vers des URL.</text:p>
        </text:list-item>
        <text:list-item>
          <text:p text:style-name="P73"><text:span text:style-name="Source_20_Text">wget</text:span> récupère des fichiers d'une URL.</text:p>
        </text:list-item>
      </text:list>
      <text:p text:style-name="Text_20_body"/>
      <text:p text:style-name="Text_20_body"/>
      <text:list xml:id="list2344387374" text:style-name="L39">
        <text:list-item>
          <text:p text:style-name="P75"><text:span text:style-name="Strong_20_Emphasis">Distinction entre archivage et compression</text:span> :</text:p>
        </text:list-item>
      </text:list>
      <text:list xml:id="list3982610780" text:style-name="L40">
        <text:list-item>
          <text:p text:style-name="P77"><text:span text:style-name="Strong_20_Emphasis">Archivage</text:span> : Stockage de fichiers et de répertoires dans un format unique pour la conservation et la portabilité.</text:p>
        </text:list-item>
        <text:list-item>
          <text:p text:style-name="P76"><text:span text:style-name="Strong_20_Emphasis">Compression</text:span> : Réduction de la taille d'un fichier en éliminant la redondance, ce qui permet de gagner de l'espace de stockage et d'accélérer les transferts.</text:p>
        </text:list-item>
      </text:list>
      <text:list xml:id="list1412224740" text:style-name="L41">
        <text:list-item>
          <text:p text:style-name="P78"><text:span text:style-name="Strong_20_Emphasis">Utilisation de la commande </text:span><text:span text:style-name="Strong_20_Emphasis"><text:span text:style-name="Source_20_Text">tar</text:span></text:span> :</text:p>
        </text:list-item>
      </text:list>
      <text:list xml:id="list1042895805" text:style-name="L42">
        <text:list-item>
          <text:p text:style-name="P80">Pour créer une archive, on utilise <text:span text:style-name="Source_20_Text">tar -cf archive.tar dossier/</text:span>.</text:p>
        </text:list-item>
        <text:list-item>
          <text:p text:style-name="P80"><text:soft-page-break/>Pour créer une archive compressée, on ajoute <text:span text:style-name="Source_20_Text">-z</text:span> : <text:span text:style-name="Source_20_Text">tar -czf archive.tar.gz dossier/</text:span>.</text:p>
        </text:list-item>
        <text:list-item>
          <text:p text:style-name="P80">Pour lister le contenu d'une archive, on utilise <text:span text:style-name="Source_20_Text">tar -tf archive.tar</text:span>.</text:p>
        </text:list-item>
        <text:list-item>
          <text:p text:style-name="P79">Pour extraire une archive, on utilise <text:span text:style-name="Source_20_Text">tar -xf archive.tar</text:span> ou <text:span text:style-name="Source_20_Text">tar -xzf archive.tar.gz</text:span> pour les fichiers compressés.</text:p>
        </text:list-item>
      </text:list>
      <text:list xml:id="list1704460232" text:style-name="L43">
        <text:list-item>
          <text:p text:style-name="P81"><text:span text:style-name="Strong_20_Emphasis">Utilisation de la commande </text:span><text:span text:style-name="Strong_20_Emphasis"><text:span text:style-name="Source_20_Text">zip</text:span></text:span> :</text:p>
        </text:list-item>
      </text:list>
      <text:list xml:id="list3491534515" text:style-name="L44">
        <text:list-item>
          <text:p text:style-name="P83">Pour créer une archive zip, on utilise <text:span text:style-name="Source_20_Text">zip archive.zip dossier/</text:span>.</text:p>
        </text:list-item>
        <text:list-item>
          <text:p text:style-name="P82">Pour décompresser une archive zip, on utilise <text:span text:style-name="Source_20_Text">unzip archive.zip</text:span>.</text:p>
        </text:list-item>
      </text:list>
      <text:list xml:id="list1479405350" text:style-name="L45">
        <text:list-item>
          <text:p text:style-name="P84"><text:span text:style-name="Strong_20_Emphasis">Avantages de la compression</text:span> :</text:p>
        </text:list-item>
      </text:list>
      <text:list xml:id="list1493317162" text:style-name="L46">
        <text:list-item>
          <text:p text:style-name="P86">Économie d'espace de stockage.</text:p>
        </text:list-item>
        <text:list-item>
          <text:p text:style-name="P86">Accélération des transferts de fichiers.</text:p>
        </text:list-item>
        <text:list-item>
          <text:p text:style-name="P85">Réduction de la bande passante.</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22:26:03.878757567</meta:creation-date>
    <dc:date>2024-10-16T17:48:09.290530136</dc:date>
    <meta:editing-duration>PT59M18S</meta:editing-duration>
    <meta:editing-cycles>1</meta:editing-cycles>
    <meta:document-statistic meta:table-count="0" meta:image-count="0" meta:object-count="0" meta:page-count="12" meta:paragraph-count="331" meta:word-count="3415" meta:character-count="20159" meta:non-whitespace-character-count="17358"/>
    <meta:generator>LibreOffice/7.3.7.2$Linux_X86_64 LibreOffice_project/30$Build-2</meta:generator>
  </office:meta>
</office:document-meta>
</file>